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0eef9a" officeooo:paragraph-rsid="000eef9a"/>
    </style:style>
    <style:style style:name="P2" style:family="paragraph" style:parent-style-name="Text_20_body">
      <style:text-properties officeooo:rsid="000eef9a" officeooo:paragraph-rsid="0010a4a5"/>
    </style:style>
    <style:style style:name="P3" style:family="paragraph" style:parent-style-name="Text_20_body">
      <style:text-properties officeooo:rsid="0010a4a5" officeooo:paragraph-rsid="0010a4a5"/>
    </style:style>
    <style:style style:name="P4" style:family="paragraph" style:parent-style-name="Text_20_body">
      <style:text-properties officeooo:rsid="001118f5" officeooo:paragraph-rsid="001118f5"/>
    </style:style>
    <style:style style:name="P5" style:family="paragraph" style:parent-style-name="Text_20_body">
      <style:text-properties officeooo:rsid="00129b8f" officeooo:paragraph-rsid="00129b8f"/>
    </style:style>
    <style:style style:name="T1" style:family="text">
      <style:text-properties officeooo:rsid="0010a4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)</text:p>
      <text:p text:style-name="Text_20_body">They are useful since by using them, the projections can be written in linear for, eg. using matrix-vector products. The solutions will be in homogenous coordinates as well but the transformation into non-homogenous coordinates is easy</text:p>
      <text:p text:style-name="Text_20_body"/>
      <text:p text:style-name="P1">b)</text:p>
      <text:p text:style-name="P1">(<text:span text:style-name="T1">7,1) = (7,1,1)</text:span></text:p>
      <text:p text:style-name="P1">(<text:span text:style-name="T1">9,4) = (9,4,1)</text:span></text:p>
      <text:p text:style-name="P2">(-<text:span text:style-name="T1">6,-33,-13) = </text:span>(-<text:span text:style-name="T1">6,-33,-13, 1)</text:span></text:p>
      <text:p text:style-name="P2"/>
      <text:p text:style-name="P2">(<text:span text:style-name="T1">1,2,3) = (1/3, 2/3)</text:span></text:p>
      <text:p text:style-name="P2">(<text:span text:style-name="T1">12,9,3) = (12/3, 9/3)</text:span></text:p>
      <text:p text:style-name="P2">(-<text:span text:style-name="T1">9,33,467,503,599,611,1) = </text:span>(-<text:span text:style-name="T1">9,33,467,503,599,611)</text:span></text:p>
      <text:p text:style-name="P2"/>
      <text:p text:style-name="P3">c)</text:p>
      <text:p text:style-name="P4">I T11.py</text:p>
      <text:p text:style-name="P4">ii (11/3, 2)</text:p>
      <text:p text:style-name="P5">d)</text:p>
      <text:p text:style-name="P5">homogenous intersection point = (-512, -448, -40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4.2$Linux_X86_64 LibreOffice_project/60da17e045e08f1793c57c00ba83cdfce946d0aa</meta:generator>
    <meta:editing-cycles>4</meta:editing-cycles>
    <meta:creation-date>2008-08-22T11:41:04</meta:creation-date>
    <dc:date>2021-03-05T14:46:46.421677168</dc:date>
    <meta:editing-duration>PT13M9S</meta:editing-duration>
    <meta:document-statistic meta:table-count="0" meta:image-count="0" meta:object-count="0" meta:page-count="1" meta:paragraph-count="14" meta:word-count="73" meta:character-count="465" meta:non-whitespace-character-count="406"/>
  </office:meta>
</office:document-meta>
</file>